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color="#ff0000" fo:font-size="24pt" style:font-size-asian="24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paragraph-properties fo:margin-left="7.938cm" fo:margin-right="0cm" fo:text-indent="0cm" style:auto-text-indent="false"/>
      <style:text-properties fo:font-size="14pt" style:font-size-asian="14pt" style:font-size-complex="14pt"/>
    </style:style>
    <style:style style:name="P6" style:family="paragraph" style:parent-style-name="Standard">
      <style:paragraph-properties fo:margin-left="9.186cm" fo:margin-right="0cm" fo:text-indent="0.804cm" style:auto-text-indent="false"/>
      <style:text-properties fo:font-size="11pt" style:font-size-asian="11pt" style:font-size-complex="14pt"/>
    </style:style>
    <style:style style:name="P7" style:family="paragraph" style:parent-style-name="Standard">
      <style:paragraph-properties fo:margin-left="7.752cm" fo:margin-right="0cm" fo:text-indent="-0.25cm" style:auto-text-indent="false"/>
      <style:text-properties fo:font-size="14pt" style:font-size-asian="14pt" style:font-size-complex="14pt"/>
    </style:style>
    <style:style style:name="P8" style:family="paragraph" style:parent-style-name="Standard">
      <style:paragraph-properties fo:margin-left="0cm" fo:margin-right="0cm" fo:text-align="justify" style:justify-single-word="false" fo:text-indent="0.953cm" style:auto-text-indent="false"/>
    </style:style>
    <style:style style:name="P9" style:family="paragraph" style:parent-style-name="Standard">
      <style:paragraph-properties fo:margin-left="0cm" fo:margin-right="0cm" fo:text-align="justify" style:justify-single-word="false" fo:text-indent="0.751cm" style:auto-text-indent="false"/>
      <style:text-properties fo:font-size="14pt" style:font-size-asian="14pt" style:font-size-complex="14pt"/>
    </style:style>
    <style:style style:name="P10" style:family="paragraph" style:parent-style-name="Standard" style:master-page-name="Standard">
      <style:paragraph-properties fo:margin-left="7.938cm" fo:margin-right="0cm" fo:text-indent="0cm" style:auto-text-indent="false" style:page-number="auto"/>
      <style:text-properties fo:font-size="14pt" style:font-size-asian="14pt" style:font-size-complex="14pt"/>
    </style:style>
    <style:style style:name="P11" style:family="paragraph" style:parent-style-name="Standard">
      <style:text-properties fo:font-size="14pt" style:font-size-asian="14pt" style:font-size-complex="14pt"/>
    </style:style>
    <style:style style:name="P12" style:family="paragraph" style:parent-style-name="Standard">
      <style:text-properties fo:font-size="14pt" officeooo:paragraph-rsid="00065d54" style:font-size-asian="14pt" style:font-size-complex="14pt"/>
    </style:style>
    <style:style style:name="P13" style:family="paragraph" style:parent-style-name="Standard">
      <style:paragraph-properties fo:margin-left="0cm" fo:margin-right="0cm" fo:text-align="justify" style:justify-single-word="false" fo:text-indent="0.953cm" style:auto-text-indent="false"/>
      <style:text-properties officeooo:paragraph-rsid="0008a407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08a162" style:font-size-asian="14pt" style:font-size-complex="14pt"/>
    </style:style>
    <style:style style:name="T4" style:family="text">
      <style:text-properties fo:font-size="14pt" officeooo:rsid="00059fca" style:font-size-asian="14pt" style:font-size-complex="14pt"/>
    </style:style>
    <style:style style:name="T5" style:family="text">
      <style:text-properties fo:font-size="14pt" officeooo:rsid="000b0748" style:font-size-asian="14pt" style:font-size-complex="14pt"/>
    </style:style>
    <style:style style:name="T6" style:family="text">
      <style:text-properties fo:font-size="14pt" officeooo:rsid="000c7c1e" style:font-size-asian="14pt" style:font-size-complex="14pt"/>
    </style:style>
    <style:style style:name="T7" style:family="text">
      <style:text-properties fo:font-size="14pt" fo:font-weight="bold" style:font-size-asian="14pt" style:font-weight-asian="bold" style:font-size-complex="14pt"/>
    </style:style>
    <style:style style:name="T8" style:family="text">
      <style:text-properties fo:font-size="14pt" fo:language="en" fo:country="US" style:font-size-asian="14pt" style:font-size-complex="14pt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officeooo:rsid="000a6ba9"/>
    </style:style>
    <style:style style:name="T11" style:family="text">
      <style:text-properties officeooo:rsid="0008a16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________________________________,</text:p>
      <text:p text:style-name="P6">название организации</text:p>
      <text:p text:style-name="P5">________________________________</text:p>
      <text:p text:style-name="P6">должность, ФИО</text:p>
      <text:p text:style-name="P7"/>
      <text:p text:style-name="P2"><text:span text:style-name="T1">Уважаемый </text:span><text:span text:style-name="T2"><text:s/>.</text:span><text:span text:style-name="T1">!</text:span></text:p>
      <text:p text:style-name="P3"/>
      <text:p text:style-name="P13"><text:span text:style-name="T2">Диссертационный совет </text:span><text:span text:style-name="T3">___ШИФР_СОВЕТА___</text:span><text:span text:style-name="T2"> просит Вас дать согласие выступить в качестве официального оппонента по диссертации ___ФИО_в_родительном_падеже___</text:span><text:span text:style-name="T7"> </text:span><text:span text:style-name="T2">«___ Тема_диссертации ___», представленной к защите на соискание ученой </text:span><text:span text:style-name="T5">степени ___кандидат_или_доктор___а ___каких_наук___ </text:span><text:span text:style-name="T6">наук</text:span><text:span text:style-name="T2"> по специальности(ям) </text:span><text:span text:style-name="T5">___ШИФР_СПЕЦ___ <text:s/>___Название_научной_специальности___</text:span><text:span text:style-name="T2">.</text:span></text:p>
      <text:p text:style-name="P8"><text:span text:style-name="T2">Обращение обусловлено требованием п. 4.5 раздела </text:span><text:span text:style-name="T8">IV</text:span><text:span text:style-name="T2"> Положения о совете по защите диссертаций на соискание ученой степени кандидата наук, на соискание ученой степени доктора наук в федеральном государственном автономном образовательном учреждении высшего образования «Российский университет дружбы народов имени Патриса Лумумбы», утвержденного ученым советом РУДН 22.01.2024 г., протокол №УС-1,</text:span><text:span text:style-name="T9"> </text:span><text:span text:style-name="T2">предусматривающего получение письменного согласия официального оппонента.</text:span></text:p>
      <text:p text:style-name="P9"/>
      <text:p text:style-name="P9"/>
      <text:p text:style-name="P9"/>
      <text:p text:style-name="P4">С уважением,</text:p>
      <text:p text:style-name="P4"/>
      <text:p text:style-name="P4">Учёный секретарь</text:p>
      <text:p text:style-name="P12">диссертационного совета <text:s text:c="2"/><text:span text:style-name="T11">___ШИФР_СОВЕТА___</text:span> <text:s text:c="41"/><text:span text:style-name="T10">___Учсекретарь_И_О___</text:span></text:p>
      <text:p text:style-name="P4"><text:s text:c="141"/></text:p>
      <text:p text:style-name="P4"/>
      <text:p text:style-name="Standard"/>
      <text:p text:style-name="Standard"/>
      <text:p text:style-name="Standard">ГЕРБОВАЯ ПЕЧАТЬ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fo:language="none" fo:country="none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fo:language="none" fo:country="none"/>
    </style:style>
    <style:style style:name="Основной_20_шрифт_20_абзаца" style:display-name="Основной шрифт абзаца" style:family="text"/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color="#ff0000" fo:font-size="24pt" style:font-size-asian="24pt"/>
    </style:style>
    <style:page-layout style:name="Mpm1">
      <style:page-layout-properties fo:page-width="21.001cm" fo:page-height="29.7cm" style:num-format="1" style:print-orientation="portrait" fo:margin-top="1.249cm" fo:margin-bottom="2cm" fo:margin-left="3cm" fo:margin-right="1.499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5.754cm" fo:margin-left="0cm" fo:margin-right="0cm" fo:margin-bottom="5.65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На бланке РУДН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.drobysheva</meta:initial-creator>
    <meta:creation-date>2019-02-13T13:07:00</meta:creation-date>
    <dc:date>2025-10-16T03:15:06.986632231</dc:date>
    <meta:editing-cycles>17</meta:editing-cycles>
    <meta:editing-duration>PT13M33S</meta:editing-duration>
    <meta:generator>LibreOffice/5.1.6.2$Linux_X86_64 LibreOffice_project/10m0$Build-2</meta:generator>
    <meta:document-statistic meta:table-count="0" meta:image-count="0" meta:object-count="0" meta:page-count="1" meta:paragraph-count="13" meta:word-count="107" meta:character-count="1242" meta:non-whitespace-character-count="961"/>
  </office:meta>
</office:document-meta>
</file>